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Ubuntu" svg:font-family="Ubuntu" style:font-pitch="variable"/>
    <style:font-face style:name="var md-code-font-family" svg:font-family="'var md-code-font-family', SFMono-Regular, Consolas, Menlo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5062f" officeooo:paragraph-rsid="0005062f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fo:font-weight="bold" officeooo:rsid="0005062f" officeooo:paragraph-rsid="0005062f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5062f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normal"/>
    </style:style>
    <style:style style:name="P5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normal"/>
    </style:style>
    <style:style style:name="P6" style:family="paragraph" style:parent-style-name="Text_20_body">
      <style:paragraph-properties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bold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officeooo:rsid="0005062f" officeooo:paragraph-rsid="0005062f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5062f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officeooo:paragraph-rsid="0005062f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normal" officeooo:paragraph-rsid="0005062f"/>
    </style:style>
    <style:style style:name="P11" style:family="paragraph" style:parent-style-name="Text_20_body" style:list-style-name="L1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normal"/>
    </style:style>
    <style:style style:name="P12" style:family="paragraph" style:parent-style-name="Text_20_body" style:list-style-name="L1">
      <style:paragraph-properties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normal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font-name="Ubuntu" fo:font-size="12pt" fo:letter-spacing="normal" fo:font-style="normal" fo:font-weight="bold" officeooo:paragraph-rsid="0005062f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style:font-name="Ubuntu" fo:font-size="12pt" fo:letter-spacing="normal" fo:font-style="normal" fo:font-weight="bold"/>
    </style:style>
    <style:style style:name="T1" style:family="text">
      <style:text-properties fo:font-variant="normal" fo:text-transform="none" style:font-name="Ubuntu" fo:font-size="12pt" fo:letter-spacing="normal" fo:font-style="normal" fo:font-weight="normal"/>
    </style:style>
    <style:style style:name="T2" style:family="text">
      <style:text-properties fo:font-variant="normal" fo:text-transform="none" style:font-name="Ubuntu" fo:font-size="12pt" fo:letter-spacing="normal" fo:font-style="normal" fo:font-weight="normal" loext:padding="0cm" loext:border="none"/>
    </style:style>
    <style:style style:name="T3" style:family="text">
      <style:text-properties style:font-weight-asian="bold" style:font-weight-complex="bold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635cm"/>
      </text:list-level-style-bullet>
      <text:list-level-style-bullet text:level="2" text:style-name="Bullet_20_Symbols" loext:num-list-format="%2%." style:num-suffix="." text:bullet-char="•">
        <style:list-level-properties text:space-before="2.637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88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38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89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4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9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41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91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4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AT 111</text:p>
      <text:p text:style-name="P1"/>
      <text:p text:style-name="P7"><text:span text:style-name="Source_20_Text"><text:span text:style-name="T2">curl </text:span></text:span><text:span text:style-name="T1">és un programari realitzar sol·licituds HTTP, és a dir, un client HTTP, des de la línia de comandaments. Permet l'automatització de les sol·licituds.</text:span></text:p>
      <text:p text:style-name="P3"><text:span text:style-name="T1">Usa </text:span><text:span text:style-name="Source_20_Text"><text:span text:style-name="T2">curl </text:span></text:span><text:span text:style-name="T1">per a accedir a les següents URL i registra en un documents les respostes incloent el codi d'estat i el tipus MIME:</text:span></text:p>
      <text:list xml:id="list371587456" text:style-name="L1">
        <text:list-header>
          <text:p text:style-name="P8"><text:a xlink:type="simple" xlink:href="http://www.google.com/" text:style-name="Internet_20_link" text:visited-style-name="Visited_20_Internet_20_Link"><text:span text:style-name="T1">http://www.google.com</text:span></text:a></text:p>
        </text:list-header>
      </text:list>
      <text:p text:style-name="P9"/>
      <text:p text:style-name="P14"><text:span text:style-name="T3">HTTP/1.1 200 OK</text:span></text:p>
      <text:p text:style-name="P9">Content-Type: text/html; charset=ISO-8859-1</text:p>
      <text:p text:style-name="P9"/>
      <text:p text:style-name="P9"/>
      <text:list xml:id="list113001475530323" text:continue-numbering="true" text:style-name="L1">
        <text:list-header>
          <text:p text:style-name="P10"/>
          <text:p text:style-name="P11"><text:a xlink:type="simple" xlink:href="https://google.com/" text:style-name="Internet_20_link" text:visited-style-name="Visited_20_Internet_20_Link">https://google.com</text:a></text:p>
        </text:list-header>
      </text:list>
      <text:p text:style-name="P4"/>
      <text:p text:style-name="P15"><text:span text:style-name="T3">HTTP/2 301 </text:span></text:p>
      <text:p text:style-name="P4">content-type: text/html; charset=UTF-8</text:p>
      <text:p text:style-name="P4"/>
      <text:p text:style-name="P4"/>
      <text:p text:style-name="P15"><text:span text:style-name="T3">HTTP/2 200 </text:span></text:p>
      <text:p text:style-name="P4">content-type: text/html; charset=ISO-8859-1</text:p>
      <text:p text:style-name="P4"/>
      <text:p text:style-name="P4"/>
      <text:list xml:id="list113001502017653" text:continue-numbering="true" text:style-name="L1">
        <text:list-header>
          <text:p text:style-name="P11"><text:a xlink:type="simple" xlink:href="https://www.google.com/" text:style-name="Internet_20_link" text:visited-style-name="Visited_20_Internet_20_Link">https://www.google.com</text:a></text:p>
        </text:list-header>
      </text:list>
      <text:p text:style-name="P4"/>
      <text:p text:style-name="P15"><text:span text:style-name="T3">HTTP/2 200 </text:span></text:p>
      <text:p text:style-name="P4">content-type: text/html; charset=ISO-8859-1</text:p>
      <text:p text:style-name="P4"/>
      <text:list xml:id="list113001258974778" text:continue-numbering="true" text:style-name="L1">
        <text:list-header>
          <text:p text:style-name="P12"><text:a xlink:type="simple" xlink:href="https://www.google.com/x" text:style-name="Internet_20_link" text:visited-style-name="Visited_20_Internet_20_Link">https://www.google.com/x</text:a></text:p>
        </text:list-header>
      </text:list>
      <text:p text:style-name="P6">HTTP/2 404 </text:p>
      <text:p text:style-name="P5">content-type: text/html; charset=UTF-8</text:p>
      <text:p text:style-name="P5"/>
      <text:list xml:id="list113001278958577" text:continue-numbering="true" text:style-name="L1">
        <text:list-header>
          <text:p text:style-name="P12"/>
        </text:list-header>
      </text:list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  <style:font-face style:name="Ubuntu" svg:font-family="Ubuntu" style:font-pitch="variable"/>
    <style:font-face style:name="var md-code-font-family" svg:font-family="'var md-code-font-family', SFMono-Regular, Consolas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1:11:29.019363543</meta:creation-date>
    <dc:date>2022-09-13T11:29:46.803755404</dc:date>
    <meta:editing-duration>PT9M28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20" meta:word-count="86" meta:character-count="647" meta:non-whitespace-character-count="579"/>
  </office:meta>
</office:document-meta>
</file>